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fter the packages are installed on the BOSH_CLI, its time for the microbosh deployment.</text:p>
      <text:p text:style-name="Standard"/>
      <text:p text:style-name="Standard">For this there is a YAML file (micro_bosh.yml) which contains the attributes of the microbosh VM created. We have a sample of micro_bosh.yml file in which you need to configure the IP and the network. For this we have written the scripts to automatically configure the yml. You need to put your parameters in the scripts and after the execution of script is completed, you will see a micro bosh vm already provisioned in the Horizon interface.</text:p>
      <text:p text:style-name="Standard"/>
      <text:p text:style-name="P1">Note : <text:s/><text:span text:style-name="T1">I have used some stemcells and releases from the packages which can be easily downloaded from the Internet. But as downloading takes a lot of time, I have placed those zip files and the dummy YAML file in the /root/ronak folder. You may customize the script according to your needs.</text:span></text:p>
      <text:p text:style-name="P1"><text:span text:style-name="T1"/></text:p>
      <text:p text:style-name="P2">Commands in scrippt to deploy micro bosh : </text:p>
      <text:p text:style-name="P1"><text:span text:style-name="T1"/></text:p>
      <text:p text:style-name="P1"><text:span text:style-name="T1">rm -rf /root/bosh-workspace/deployments</text:span></text:p>
      <text:p text:style-name="P1"><text:span text:style-name="T1"></text:span></text:p>
      <text:p text:style-name="P1"><text:span text:style-name="T1">mkdir -p /root/bosh-workspace/deployments/bluemix-openstack</text:span></text:p>
      <text:p text:style-name="P1"><text:span text:style-name="T1">mkdir -p /root/bosh-workspace/deployments/ace</text:span></text:p>
      <text:p text:style-name="P1"><text:span text:style-name="T1">cd /root/bosh-workspace/deployments/ace</text:span></text:p>
      <text:p text:style-name="P1"><text:span text:style-name="T1"></text:span></text:p>
      <text:p text:style-name="P1"><text:span text:style-name="T1">mv /root/ronak/packages.zip packages.zip</text:span></text:p>
      <text:p text:style-name="P1"><text:span text:style-name="T1">cp packages.zip /root/ronak/</text:span></text:p>
      <text:p text:style-name="P1"><text:span text:style-name="T1">unzip packages.zip </text:span></text:p>
      <text:p text:style-name="P1"><text:span text:style-name="T1">mv packages/* .</text:span></text:p>
      <text:p text:style-name="P1"><text:span text:style-name="T1">rm -rf packages</text:span></text:p>
      <text:p text:style-name="P1"><text:span text:style-name="T1">sudo rpm -ivh cf-cli_amd64.rpm</text:span></text:p>
      <text:p text:style-name="P1"><text:span text:style-name="T1">cd</text:span></text:p>
      <text:p text:style-name="P1"><text:span text:style-name="T1">source /root/keystonerc</text:span></text:p>
      <text:p text:style-name="P1"><text:span text:style-name="T1"></text:span></text:p>
      <text:p text:style-name="P1"><text:span text:style-name="T1">cd /root/bosh-workspace/deployments/bluemix-openstack/</text:span></text:p>
      <text:p text:style-name="P1"><text:span text:style-name="T1">mv /root/ronak/micro_bosh.yml micro_bosh.yml</text:span></text:p>
      <text:p text:style-name="P1"><text:span text:style-name="T1">cp micro_bosh.yml /root/ronak</text:span></text:p>
      <text:p text:style-name="P1"><text:span text:style-name="T1"></text:span></text:p>
      <text:p text:style-name="P1"><text:span text:style-name="T1">nova network-list | grep bluemix-sde | awk '{print "&lt;net_id&gt; "$2}' &gt; key.txt</text:span></text:p>
      <text:p text:style-name="P1"><text:span text:style-name="T1">echo "&lt;type&gt; manual" &gt;&gt; key.txt</text:span></text:p>
      <text:p text:style-name="P1"><text:span text:style-name="T1">echo "&lt;bluemix_vm_name&gt; bluemix-sde-openstack" &gt;&gt; key.txt</text:span></text:p>
      <text:p text:style-name="P1"><text:span text:style-name="T1">echo "&lt;bluemix_vm_ip&gt; 10.241.0.3" &gt;&gt; key.txt</text:span></text:p>
      <text:p text:style-name="P1"><text:span text:style-name="T1">echo "&lt;instance_type&gt; microboshcli" &gt;&gt; key.txt</text:span></text:p>
      <text:p text:style-name="P1"><text:span text:style-name="T1">echo "&lt;auth_url&gt; http://9.114.96.250:5000/v2.0/" &gt;&gt; key.txt</text:span></text:p>
      <text:p text:style-name="P1"><text:span text:style-name="T1">echo "&lt;username&gt; admin" <text:s text:c="2"/>&gt;&gt; key.txt</text:span></text:p>
      <text:p text:style-name="P1"><text:span text:style-name="T1">echo "&lt;api_key&gt; admin" &gt;&gt; key.txt</text:span></text:p>
      <text:p text:style-name="P1"><text:span text:style-name="T1">echo "&lt;tenant&gt; admin" &gt;&gt; key.txt</text:span></text:p>
      <text:p text:style-name="P1"><text:span text:style-name="T1">echo "&lt;default_key_name&gt; default-key" &gt;&gt; key.txt</text:span></text:p>
      <text:p text:style-name="P1"><text:span text:style-name="T1"></text:span></text:p>
      <text:p text:style-name="P1"><text:span text:style-name="T1">awk 'NR==FNR {a[$1]=$2;next} {for ( i in a) gsub(i,a[i])}1' key.txt micro_bosh.yml &gt; micro_bosh.mod.yml</text:span></text:p>
      <text:p text:style-name="P1"><text:span text:style-name="T1">mv micro_bosh.yml micro_bosh.mod.yml.orig</text:span></text:p>
      <text:p text:style-name="P1"><text:span text:style-name="T1">mv micro_bosh.mod.yml <text:s/>micro_bosh.yml</text:span></text:p>
      <text:p text:style-name="P1"><text:span text:style-name="T1"></text:span></text:p>
      <text:p text:style-name="P1"><text:soft-page-break/><text:span text:style-name="T1"></text:span></text:p>
      <text:p text:style-name="P1"><text:span text:style-name="T1"></text:span></text:p>
      <text:p text:style-name="P1"><text:span text:style-name="T1">cd /root/bosh-workspace/deployments</text:span></text:p>
      <text:p text:style-name="P1"><text:span text:style-name="T1">bosh micro deployment bluemix-openstack</text:span></text:p>
      <text:p text:style-name="P1"><text:span text:style-name="T1">sudo echo yes | bosh micro deploy /root/bosh-workspace/deployments/ace/bosh-stemcell-2409-openstack-kvm-ubuntu.tgz --update-if-exi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文泉驛等寬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文泉驛等寬正黑"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8:01:31</meta:creation-date>
    <meta:document-statistic meta:table-count="0" meta:image-count="0" meta:object-count="0" meta:page-count="2" meta:paragraph-count="43" meta:word-count="283" meta:character-count="2233"/>
    <dc:date>2014-07-14T18:07:30</dc:date>
    <meta:editing-duration>PT5M59S</meta:editing-duration>
    <meta:editing-cycles>1</meta:editing-cycles>
    <meta:generator>OpenOffice/4.0.1$Unix OpenOffice.org_project/401m5$Build-9714</meta:generator>
  </office:meta>
</office:document-meta>
</file>